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7a20c" officeooo:paragraph-rsid="0017a20c"/>
    </style:style>
    <style:style style:name="P2" style:family="paragraph" style:parent-style-name="Standard">
      <style:text-properties officeooo:rsid="0017a20c" officeooo:paragraph-rsid="001ba9e8"/>
    </style:style>
    <style:style style:name="P3" style:family="paragraph" style:parent-style-name="Standard">
      <style:text-properties officeooo:rsid="0017aeb0" officeooo:paragraph-rsid="0017aeb0"/>
    </style:style>
    <style:style style:name="P4" style:family="paragraph" style:parent-style-name="Standard">
      <style:paragraph-properties>
        <style:tab-stops>
          <style:tab-stop style:position="0.6016in"/>
        </style:tab-stops>
      </style:paragraph-properties>
      <style:text-properties fo:color="#643820" style:font-name="Menlo-Regular" fo:font-size="13pt" style:font-size-asian="13pt" style:font-size-complex="13pt"/>
    </style:style>
    <style:style style:name="P5" style:family="paragraph" style:parent-style-name="Standard">
      <style:text-properties fo:color="#643820" style:font-name="Menlo-Regular" fo:font-size="13pt" officeooo:rsid="0017aeb0" officeooo:paragraph-rsid="0017aeb0" style:font-size-asian="13pt" style:font-size-complex="13pt"/>
    </style:style>
    <style:style style:name="P6" style:family="paragraph" style:parent-style-name="Standard">
      <style:paragraph-properties>
        <style:tab-stops>
          <style:tab-stop style:position="0.6016in"/>
        </style:tab-stops>
      </style:paragraph-properties>
      <style:text-properties fo:color="#000000" style:font-name="Menlo-Regular" fo:font-size="13pt" style:font-size-asian="13pt" style:font-size-complex="13pt"/>
    </style:style>
    <style:style style:name="P7" style:family="paragraph" style:parent-style-name="Standard">
      <style:text-properties fo:color="#000000" style:font-name="Menlo-Regular" fo:font-size="13pt" officeooo:rsid="0017aeb0" officeooo:paragraph-rsid="0017aeb0" style:font-size-asian="13pt" style:font-size-complex="13pt"/>
    </style:style>
    <style:style style:name="P8" style:family="paragraph" style:parent-style-name="Standard">
      <style:text-properties fo:color="#000000" style:font-name="Menlo-Regular" fo:font-size="13pt" officeooo:rsid="0017aeb0" officeooo:paragraph-rsid="0019d2bc" style:font-size-asian="13pt" style:font-size-complex="13pt"/>
    </style:style>
    <style:style style:name="P9" style:family="paragraph" style:parent-style-name="Standard">
      <style:text-properties fo:color="#000000" style:font-name="Menlo-Regular" fo:font-size="13pt" officeooo:rsid="0017aeb0" officeooo:paragraph-rsid="001aeb94" style:font-size-asian="13pt" style:font-size-complex="13pt"/>
    </style:style>
    <style:style style:name="P10" style:family="paragraph" style:parent-style-name="Standard">
      <style:text-properties fo:color="#000000" style:font-name="Menlo-Regular" fo:font-size="13pt" officeooo:rsid="0019d2bc" officeooo:paragraph-rsid="0019d2bc" style:font-size-asian="13pt" style:font-size-complex="13pt"/>
    </style:style>
    <style:style style:name="P11" style:family="paragraph" style:parent-style-name="Standard">
      <style:text-properties fo:font-size="13pt" officeooo:rsid="0017a20c" officeooo:paragraph-rsid="0017a20c" style:font-size-asian="13pt" style:font-size-complex="13pt"/>
    </style:style>
    <style:style style:name="P12" style:family="paragraph" style:parent-style-name="Standard">
      <style:text-properties fo:font-size="13pt" officeooo:rsid="0017aeb0" officeooo:paragraph-rsid="0017aeb0" style:font-size-asian="13pt" style:font-size-complex="13pt"/>
    </style:style>
    <style:style style:name="P13" style:family="paragraph" style:parent-style-name="Standard">
      <style:text-properties fo:font-size="13pt" officeooo:rsid="0017aeb0" officeooo:paragraph-rsid="0019d2bc" style:font-size-asian="13pt" style:font-size-complex="13pt"/>
    </style:style>
    <style:style style:name="P14" style:family="paragraph" style:parent-style-name="Standard">
      <style:paragraph-properties>
        <style:tab-stops>
          <style:tab-stop style:position="0.6016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text-properties fo:color="#0000ff" style:font-name="Menlo-Regular" fo:font-size="13pt" style:text-underline-style="solid" style:text-underline-width="auto" style:text-underline-color="font-color" officeooo:rsid="0019d2bc" officeooo:paragraph-rsid="0019d2bc" style:font-size-asian="13pt" style:font-size-complex="13pt"/>
    </style:style>
    <style:style style:name="P16" style:family="paragraph" style:parent-style-name="Standard">
      <style:text-properties officeooo:rsid="001aeb94" officeooo:paragraph-rsid="001aeb94"/>
    </style:style>
    <style:style style:name="P17" style:family="paragraph" style:parent-style-name="Standard">
      <style:text-properties officeooo:rsid="001ba9e8" officeooo:paragraph-rsid="001ba9e8"/>
    </style:style>
    <style:style style:name="P1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3pt" officeooo:rsid="0017aeb0" officeooo:paragraph-rsid="0017a20c" style:font-size-asian="13pt" style:font-size-complex="13pt"/>
    </style:style>
    <style:style style:name="P19" style:family="paragraph" style:parent-style-name="Standard">
      <style:text-properties officeooo:rsid="001ba9e8" officeooo:paragraph-rsid="001ba9e8"/>
    </style:style>
    <style:style style:name="P20" style:family="paragraph" style:parent-style-name="Standard">
      <style:text-properties officeooo:rsid="001d72a2" officeooo:paragraph-rsid="001d72a2"/>
    </style:style>
    <style:style style:name="T1" style:family="text">
      <style:text-properties fo:color="#000000" style:font-name="Menlo-Regular"/>
    </style:style>
    <style:style style:name="T2" style:family="text">
      <style:text-properties fo:color="#c41a16" style:font-name="Menlo-Regular"/>
    </style:style>
    <style:style style:name="T3" style:family="text">
      <style:text-properties fo:color="#0e0eff" style:font-name="Menlo-Regular"/>
    </style:style>
    <style:style style:name="T4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USEFUL LINKS FROM THE BOOTCAMP CLASS</text:p>
      <text:p text:style-name="P18"/>
      <text:p text:style-name="P13"/>
      <text:p text:style-name="P13"/>
      <text:p text:style-name="P11">GIT HUB TUTORIAL</text:p>
      <text:p text:style-name="P1"><text:a xlink:type="simple" xlink:href="https://april2017.slack.com/files/jaysonjphillips/F516H40F3/steps_to_upload_to_github.pdf" text:style-name="Internet_20_link" text:visited-style-name="Visited_20_Internet_20_Link"><text:span text:style-name="T4">https://april2017.slack.com/files/jaysonjphillips/F516H40F3/steps_to_upload_to_github.pdf</text:span></text:a></text:p>
      <text:p text:style-name="P11"/>
      <text:p text:style-name="P11"/>
      <text:p text:style-name="P13">---------------------------------------------------------------------------------------------------</text:p>
      <text:p text:style-name="P11"/>
      <text:p text:style-name="P12">Git School</text:p>
      <text:p text:style-name="P12"/>
      <text:p text:style-name="P3"><text:a xlink:type="simple" xlink:href="https://www.codeschool.com/courses/try-git" text:style-name="Internet_20_link" text:visited-style-name="Visited_20_Internet_20_Link"><text:span text:style-name="T4">https://www.codeschool.com/courses/try-git</text:span></text:a></text:p>
      <text:p text:style-name="P12"/>
      <text:p text:style-name="P13">---------------------------------------------------------------------------------------------------</text:p>
      <text:p text:style-name="P12"/>
      <text:p text:style-name="P12">Sectioning – chart</text:p>
      <text:p text:style-name="P12"/>
      <text:p text:style-name="P3"><text:a xlink:type="simple" xlink:href="http://html5doctor.com/downloads/h5d-sectioning-flowchart.pdf" text:style-name="Internet_20_link" text:visited-style-name="Visited_20_Internet_20_Link"><text:span text:style-name="T4">http://html5doctor.com/downloads/h5d-sectioning-flowchart.pdf</text:span></text:a></text:p>
      <text:p text:style-name="P12"/>
      <text:p text:style-name="P12">---------------------------------------------------------------------------------------------------</text:p>
      <text:p text:style-name="P12">Padding etc.</text:p>
      <text:p text:style-name="P12"/>
      <text:p text:style-name="P3"><text:a xlink:type="simple" xlink:href="http://www.openbookproject.net/tutorials/getdown/css/images/lesson6/CSSBoxModel.png" text:style-name="Internet_20_link" text:visited-style-name="Visited_20_Internet_20_Link"><text:span text:style-name="T4">http://www.openbookproject.net/tutorials/getdown/css/images/lesson6/CSSBoxModel.png</text:span></text:a></text:p>
      <text:p text:style-name="P12"/>
      <text:p text:style-name="P12">-------------------------------------------------------------------------------------------------</text:p>
      <text:p text:style-name="P12">Css Reference </text:p>
      <text:p text:style-name="P12"/>
      <text:p text:style-name="P3"><text:a xlink:type="simple" xlink:href="https://developer.mozilla.org/en-US/docs/Web/CSS/Reference" text:style-name="Internet_20_link" text:visited-style-name="Visited_20_Internet_20_Link"><text:span text:style-name="T4">https://developer.mozilla.org/en-US/docs/Web/CSS/Reference</text:span></text:a></text:p>
      <text:p text:style-name="P12"/>
      <text:p text:style-name="P12">----------------------------------------------------------------------------------------</text:p>
      <text:p text:style-name="P12"/>
      <text:p text:style-name="P5">## Unit 1 (HTML/CSS) - Complete video guide</text:p>
      <text:p text:style-name="P4"/>
      <text:p text:style-name="P4">### Key activities from the week</text:p>
      <text:p text:style-name="P4"/>
      <text:p text:style-name="P4">#### Lesson 1.1 ~ My First HTML</text:p>
      <text:p text:style-name="P6"/>
      <text:p text:style-name="P14"><text:span text:style-name="T1">Learn to make an HTML page</text:span><text:span text:style-name="T2">!</text:span></text:p>
      <text:p text:style-name="P14"><text:span text:style-name="T2">[Watch the Video!](</text:span><text:span text:style-name="T3">https://www.youtube.com/watch?v=ieb6Svbc10E</text:span><text:span text:style-name="T2">)</text:span></text:p>
      <text:p text:style-name="P4"/>
      <text:p text:style-name="P4">#### Lesson 1.2 ~ Student Bio Layout</text:p>
      <text:p text:style-name="P6"/>
      <text:p text:style-name="P6">Learn how to make a basic layout in CSS.</text:p>
      <text:p text:style-name="P14"><text:span text:style-name="T2">[Watch the Video!]</text:span><text:span text:style-name="T1">(</text:span><text:span text:style-name="T3">https://www.youtube.com/watch?v=kMBinXTCrXI</text:span><text:span text:style-name="T1">)</text:span></text:p>
      <text:p text:style-name="P4"><text:soft-page-break/></text:p>
      <text:p text:style-name="P4">#### Lesson 1.3 ~ Floats in CSS</text:p>
      <text:p text:style-name="P6"/>
      <text:p text:style-name="P6">Learn how floats and other CSS properties work.</text:p>
      <text:p text:style-name="P14"><text:span text:style-name="T2">[Watch the Video!]</text:span><text:span text:style-name="T1">(</text:span><text:span text:style-name="T3">https://www.youtube.com/watch?v=0lpxKw6E90Y</text:span><text:span text:style-name="T1">)</text:span></text:p>
      <text:p text:style-name="P4"/>
      <text:p text:style-name="P4">#### Lesson 1.3 ~ Positioning in CSS</text:p>
      <text:p text:style-name="P6"/>
      <text:p text:style-name="P6">Learn about the positioning property in CSS.</text:p>
      <text:p text:style-name="P14"><text:span text:style-name="T2">[Watch the Video!]</text:span><text:span text:style-name="T1">(</text:span><text:span text:style-name="T3">https://www.youtube.com/watch?v=sHfJn0jqBro</text:span><text:span text:style-name="T1">)</text:span></text:p>
      <text:p text:style-name="P4"/>
      <text:p text:style-name="P4">#### Lesson 1.3 ~ CSS Positioning Layout</text:p>
      <text:p text:style-name="P6"/>
      <text:p text:style-name="P6">Learn to use positioning in a website layout.</text:p>
      <text:p text:style-name="P12"><text:span text:style-name="T2">[Watch the Video!]</text:span><text:span text:style-name="T1">(</text:span><text:a xlink:type="simple" xlink:href="https://www.youtube.com/watch?v=yWXgnQaWSW0" text:style-name="Internet_20_link" text:visited-style-name="Visited_20_Internet_20_Link"><text:span text:style-name="T3">https://www.youtube.com/watch?v=yWXgnQaWSW0</text:span></text:a><text:span text:style-name="T1">)</text:span></text:p>
      <text:p text:style-name="P7"/>
      <text:p text:style-name="P8">------------------------------------------------------------------------------------------------------------------------------</text:p>
      <text:p text:style-name="P7"/>
      <text:p text:style-name="P10">CSS TRICKS</text:p>
      <text:p text:style-name="P10"/>
      <text:p text:style-name="P15">https://css-tricks.com/all-about-floats/</text:p>
      <text:p text:style-name="P3"/>
      <text:p text:style-name="P3"/>
      <text:p text:style-name="P9">------------------------------------------------------------------------------------------------------------------------------</text:p>
      <text:p text:style-name="P3"/>
      <text:p text:style-name="P3"/>
      <text:p text:style-name="P3"/>
      <text:p text:style-name="P16">CODEPEN – WHERE YOU SEE PROJECTS – FREE FROM OTHER DEVELOPERS</text:p>
      <text:p text:style-name="P16"/>
      <text:p text:style-name="P16"><text:a xlink:type="simple" xlink:href="http://codepen.io/" text:style-name="Internet_20_link" text:visited-style-name="Visited_20_Internet_20_Link">http://codepen.io</text:a></text:p>
      <text:p text:style-name="P16"/>
      <text:p text:style-name="P16"/>
      <text:p text:style-name="P16"/>
      <text:p text:style-name="P9">------------------------------------------------------------------------------------------------------------------------------</text:p>
      <text:p text:style-name="P1"/>
      <text:p text:style-name="P1"/>
      <text:p text:style-name="P17">GIPHY API</text:p>
      <text:p text:style-name="P2"/>
      <text:p text:style-name="P17"><text:a xlink:type="simple" xlink:href="https://www.youtube.com/watch?v=Kp7Xy2LScLM" text:style-name="Internet_20_link" text:visited-style-name="Visited_20_Internet_20_Link">https://www.youtube.com/watch?v=Kp7Xy2LScLM</text:a></text:p>
      <text:p text:style-name="P17"/>
      <text:p text:style-name="P17"/>
      <text:p text:style-name="P20">GIPHY HOMEWORK SOLUTION VIDEO</text:p>
      <text:p text:style-name="P20"/>
      <text:p text:style-name="P20"><text:soft-page-break/>https://www.youtube.com/watch?v=V67yKAonLa4&amp;list=PLgJ8UgkiorClJwRrLq8f9QuzgTflJoeH2&amp;index=8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016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2:04:42.026670000</meta:creation-date>
    <dc:date>2017-06-03T18:12:04.242607000</dc:date>
    <meta:editing-duration>PT7M11S</meta:editing-duration>
    <meta:editing-cycles>6</meta:editing-cycles>
    <meta:generator>LibreOffice/5.1.3.2$MacOSX_X86_64 LibreOffice_project/644e4637d1d8544fd9f56425bd6cec110e49301b</meta:generator>
    <meta:document-statistic meta:table-count="0" meta:image-count="0" meta:object-count="0" meta:page-count="3" meta:paragraph-count="44" meta:word-count="153" meta:character-count="2366" meta:non-whitespace-character-count="2253"/>
  </office:meta>
</office:document-meta>
</file>